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ans-serif"/>
    <style:font-face style:name="Mangal1" svg:font-family="Mangal"/>
    <style:font-face style:name="Times New Roman1" svg:font-family="'Times New Roman', 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text-properties style:font-name="Times New Roman" officeooo:paragraph-rsid="00075e07"/>
    </style:style>
    <style:style style:name="P3" style:family="paragraph" style:parent-style-name="Standard">
      <style:paragraph-properties fo:text-align="end" style:justify-single-word="false"/>
      <style:text-properties style:font-name="Times New Roman" officeooo:rsid="00075e07" officeooo:paragraph-rsid="00075e07"/>
    </style:style>
    <style:style style:name="P4" style:family="paragraph" style:parent-style-name="Standard">
      <style:text-properties style:font-name="Times New Roman" fo:font-style="italic" officeooo:rsid="00075e07" officeooo:paragraph-rsid="00075e07" style:font-style-asian="italic" style:font-style-complex="italic"/>
    </style:style>
    <style:style style:name="P5" style:family="paragraph" style:parent-style-name="Standard">
      <style:text-properties style:font-name="Times New Roman" fo:font-size="12pt" officeooo:paragraph-rsid="00075e07"/>
    </style:style>
    <style:style style:name="T1" style:family="text">
      <style:text-properties fo:font-size="12pt"/>
    </style:style>
    <style:style style:name="T2" style:family="text">
      <style:text-properties fo:font-size="12pt" officeooo:rsid="0008c280"/>
    </style:style>
    <style:style style:name="T3" style:family="text">
      <style:text-properties fo:font-size="12pt" officeooo:rsid="000955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Jeudi 13 septembre 2012</text:p>
      <text:p text:style-name="P1"/>
      <text:p text:style-name="P1"/>
      <text:p text:style-name="P4">Demande de formation reçue par e-mail</text:p>
      <text:p text:style-name="P1"/>
      <text:p text:style-name="P1"/>
      <text:p text:style-name="P5">Bonjour,<text:line-break/><text:line-break/>Je suis assistante à l'atelier Bassi (architecture, 3éme année) et nous aimerions vous rencontrer avec nos étudiants.  <text:line-break/><text:line-break/>Nous proposons aux étudiants un travail de recherche et analyse sur un bâtiment précis. Un exemple </text:p>
      <text:p text:style-name="P5">de bâtiment serait le Corso de Milan de Luigi Moretti, ouvrage de 1953. L'idée étant de retrouver de la documentation graphique (plans, coupes, images...) ainsi que des textes permettant de faire un analyse le plus complet possible. </text:p>
      <text:p text:style-name="P5"/>
      <text:p text:style-name="P2"><text:span text:style-name="T1">Nous avons constaté la difficulté des étudiants de trouver des données et nous aimerions leur montrer comment faire. Nous avons imaginé une rencontre avec quelqu’un de la bibliothèque qui pourrait</text:span> <text:span text:style-name="T1">nous faire une démonstration sur les méthodes de recherche (peut-être sur un cas concret) avec plusieurs outils (nebis, rero, etc), mais aussi avec plusieurs bases de données (avery, retro seals, etc). Est-il possible? Nous avons contacté M. </text:span><text:span text:style-name="T3">XY</text:span><text:span text:style-name="T1"> qui nous a dirigé vers vous. <text:line-break/><text:line-break/>Nous avons imaginé faire ça le mardi prochain 18 septembre, en fin de matinée (nous avons un groupe de 25 étudiants), car leur recherche doit démarre assez vite. Je vais essayer de vous joindre au téléphone aujourd'hui ou demain pour échanger. <text:line-break/><text:line-break/>cordialement,<text:line-break/><text:line-break/></text:span><text:span text:style-name="T2">Mme XX</text:span><text:span text:style-name="T1"><text:line-break/>assistante LAURE / atelier Bassi<text:line-break/><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ans-serif"/>
    <style:font-face style:name="Mangal1" svg:font-family="Mangal"/>
    <style:font-face style:name="Times New Roman1" svg:font-family="'Times New Roman', 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08T11:39:42.32</meta:creation-date>
    <dc:date>2014-10-30T14:55:15.730000000</dc:date>
    <meta:editing-duration>PT26M55S</meta:editing-duration>
    <meta:editing-cycles>3</meta:editing-cycles>
    <meta:generator>LibreOffice/4.3.0.4$Windows_x86 LibreOffice_project/62ad5818884a2fc2e5780dd45466868d41009ec0</meta:generator>
    <meta:document-statistic meta:table-count="0" meta:image-count="0" meta:object-count="0" meta:page-count="1" meta:paragraph-count="5" meta:word-count="204" meta:character-count="1298" meta:non-whitespace-character-count="1086"/>
  </office:meta>
</office:document-meta>
</file>